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90e" officeooo:paragraph-rsid="0007190e"/>
    </style:style>
    <style:style style:name="P2" style:family="paragraph" style:parent-style-name="Standard" style:list-style-name="L2">
      <style:paragraph-properties fo:margin-top="0cm" fo:margin-bottom="0.3cm" style:contextual-spacing="false"/>
      <style:text-properties fo:language="en" fo:country="US" officeooo:rsid="0007190e" officeooo:paragraph-rsid="0007190e"/>
    </style:style>
    <style:style style:name="P3" style:family="paragraph" style:parent-style-name="Standard">
      <style:paragraph-properties fo:margin-top="0cm" fo:margin-bottom="0.3cm" style:contextual-spacing="false"/>
      <style:text-properties fo:language="ru" fo:country="RU" officeooo:rsid="0007190e" officeooo:paragraph-rsid="0007190e"/>
    </style:style>
    <style:style style:name="P4" style:family="paragraph" style:parent-style-name="Standard">
      <style:text-properties fo:language="ru" fo:country="RU" officeooo:rsid="00073ca5" officeooo:paragraph-rsid="00073ca5"/>
    </style:style>
    <style:style style:name="P5" style:family="paragraph" style:parent-style-name="Standard" style:list-style-name="L4">
      <style:paragraph-properties fo:margin-top="0cm" fo:margin-bottom="0.101cm" style:contextual-spacing="false"/>
      <style:text-properties officeooo:paragraph-rsid="0007190e"/>
    </style:style>
    <style:style style:name="P6" style:family="paragraph" style:parent-style-name="Text_20_body">
      <style:paragraph-properties fo:margin-top="0cm" fo:margin-bottom="0.3cm" style:contextual-spacing="false"/>
      <style:text-properties officeooo:paragraph-rsid="0007190e"/>
    </style:style>
    <style:style style:name="P7" style:family="paragraph" style:parent-style-name="Text_20_body" style:list-style-name="L1">
      <style:text-properties officeooo:rsid="0007190e" officeooo:paragraph-rsid="0007190e"/>
    </style:style>
    <style:style style:name="P8" style:family="paragraph" style:parent-style-name="Text_20_body" style:list-style-name="L3">
      <style:paragraph-properties fo:margin-top="0cm" fo:margin-bottom="0.101cm" style:contextual-spacing="false"/>
      <style:text-properties officeooo:paragraph-rsid="0007190e"/>
    </style:style>
    <style:style style:name="T1" style:family="text">
      <style:text-properties officeooo:rsid="0007190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190e"/>
    </style:style>
    <style:style style:name="T4" style:family="text">
      <style:text-properties fo:language="ru" fo:country="RU" officeooo:rsid="0007190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рактическая работа <text:line-break/>«Работа с Git <text:span text:style-name="T1">и </text:span><text:span text:style-name="T3">GitHub</text:span>»</text:p>
      <text:p text:style-name="P1">Планируемая продолжительность работы: 2 часа.</text:p>
      <text:h text:style-name="Heading_20_1" text:outline-level="1">Пререквизиты</text:h>
      <text:p text:style-name="P6"><text:span text:style-name="T4">На компьютере должны быть установлены следующие продукты:</text:span></text:p>
      <text:list text:style-name="L3">
        <text:list-item>
          <text:p text:style-name="P8"><text:span text:style-name="T3">Git;</text:span></text:p>
        </text:list-item>
      </text:list>
      <text:list text:style-name="L1">
        <text:list-item>
          <text:p text:style-name="P7"><text:span text:style-name="T3">G</text:span><text:span text:style-name="T2">it Extensions.</text:span></text:p>
        </text:list-item>
      </text:list>
      <text:p text:style-name="P3">Студент должен ознакомиться со следующими темами (изучаются в курсе INTRO01 «Вводный курс», Лекция 2):</text:p>
      <text:list text:style-name="L4">
        <text:list-item>
          <text:p text:style-name="P5"><text:span text:style-name="T4">Работа с репозиторием;</text:span></text:p>
        </text:list-item>
      </text:list>
      <text:list text:style-name="L2">
        <text:list-item>
          <text:p text:style-name="P2">GitGlow.</text:p>
        </text:list-item>
      </text:list>
      <text:p text:style-name="P4">Студент должен быть зарегистрирован на сайте https://github.com/.</text:p>
      <text:h text:style-name="Heading_20_1" text:outline-level="1">План работы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6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7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8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9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0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8T13:00:42.607000000</dc:date>
    <meta:editing-duration>PT14M32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1" meta:word-count="56" meta:character-count="395" meta:non-whitespace-character-count="353"/>
  </office:meta>
</office:document-meta>
</file>